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a38b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a38b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a38b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a38b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a38b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a38b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a38b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a38b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a38b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a38b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a38b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a38b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a38b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a38b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a38b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a38b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a38b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osé Ramón Viña Henríqu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9/1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2875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é Rafael Viña Cárden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76448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00.9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8" meta:non-whitespace-character-count="1000"/>
    <meta:template xlink:type="simple" xlink:actuate="onRequest" xlink:title="Normal" xlink:href=""/>
  </office:meta>
</office:document-meta>
</file>